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556cm" fo:min-width="2.30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1.03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556cm" fo:min-width="2.306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  <style:text-properties style:font-name="Calibri1"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alibri1"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T1" style:family="text">
      <style:text-properties style:font-name="Calibri1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2cm" svg:x="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cm" svg:height="1cm" svg:x="1.3cm" svg:y="9.6cm">
          <draw:text-box>
            <text:p><text:span text:style-name="T1">Seq Header</text:span></text:p>
          </draw:text-box>
        </draw:frame>
        <draw:custom-shape draw:style-name="gr1" draw:text-style-name="P1" draw:layer="layout" svg:width="3cm" svg:height="2cm" svg:x="5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cm" svg:height="1.283cm" svg:x="5.055cm" svg:y="9.602cm">
          <draw:text-box>
            <text:p><text:span text:style-name="T1">Seq Extension</text:span></text:p>
          </draw:text-box>
        </draw:frame>
        <draw:custom-shape draw:style-name="gr1" draw:text-style-name="P1" draw:layer="layout" svg:width="3cm" svg:height="2cm" svg:x="9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cm" svg:height="1.283cm" svg:x="9cm" svg:y="9.4cm">
          <draw:text-box>
            <text:p text:style-name="P3"><text:span text:style-name="T1">Extension + User </text:span></text:p>
          </draw:text-box>
        </draw:frame>
        <draw:custom-shape draw:style-name="gr1" draw:text-style-name="P1" draw:layer="layout" svg:width="3cm" svg:height="2cm" svg:x="13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cm" svg:height="1.283cm" svg:x="13.155cm" svg:y="9.602cm">
          <draw:text-box>
            <text:p><text:span text:style-name="T1">GOP Header</text:span></text:p>
          </draw:text-box>
        </draw:frame>
        <draw:custom-shape draw:style-name="gr1" draw:text-style-name="P1" draw:layer="layout" svg:width="3cm" svg:height="2cm" svg:x="17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cm" svg:height="1.283cm" svg:x="17.355cm" svg:y="9.602cm">
          <draw:text-box>
            <text:p><text:span text:style-name="T1">User Data</text:span></text:p>
          </draw:text-box>
        </draw:frame>
        <draw:custom-shape draw:style-name="gr1" draw:text-style-name="P1" draw:layer="layout" svg:width="3cm" svg:height="2cm" svg:x="21cm" svg:y="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2cm" svg:height="1.283cm" svg:x="21.055cm" svg:y="9.6cm">
          <draw:text-box>
            <text:p><text:span text:style-name="T1">Picture Header</text:span></text:p>
          </draw:text-box>
        </draw:frame>
        <draw:line draw:style-name="gr4" draw:text-style-name="P5" draw:layer="layout" svg:x1="4cm" svg:y1="10cm" svg:x2="5cm" svg:y2="10cm">
          <text:p/>
        </draw:line>
        <draw:line draw:style-name="gr4" draw:text-style-name="P5" draw:layer="layout" svg:x1="8cm" svg:y1="10cm" svg:x2="8.9cm" svg:y2="10cm">
          <text:p/>
        </draw:line>
        <draw:line draw:style-name="gr4" draw:text-style-name="P5" draw:layer="layout" svg:x1="12cm" svg:y1="10cm" svg:x2="13cm" svg:y2="10cm">
          <text:p/>
        </draw:line>
        <draw:line draw:style-name="gr4" draw:text-style-name="P5" draw:layer="layout" svg:x1="16cm" svg:y1="10cm" svg:x2="17cm" svg:y2="10cm">
          <text:p/>
        </draw:line>
        <draw:line draw:style-name="gr4" draw:text-style-name="P5" draw:layer="layout" svg:x1="20cm" svg:y1="10cm" svg:x2="21cm" svg:y2="10cm">
          <text:p/>
        </draw:line>
        <draw:polyline draw:style-name="gr5" draw:text-style-name="P5" draw:layer="layout" svg:width="1.499cm" svg:height="4.047cm" draw:transform="rotate (-1.5707963267949) translate (12.2cm 10cm)" svg:viewBox="0 0 1500 4048" draw:points="0,4048 1500,4048 1500,0 0,0">
          <text:p/>
        </draw:polyline>
        <draw:polyline draw:style-name="gr5" draw:text-style-name="P5" draw:layer="layout" svg:width="1.399cm" svg:height="3.76cm" draw:transform="rotate (1.5707963267949) translate (8.3cm 10cm)" svg:viewBox="0 0 1400 3761" draw:points="0,3761 1400,3761 1400,0 0,0">
          <text:p/>
        </draw:polyline>
        <draw:polyline draw:style-name="gr5" draw:text-style-name="P5" draw:layer="layout" svg:width="1.499cm" svg:height="7.999cm" draw:transform="rotate (-1.5707963267949) translate (20.4cm 10cm)" svg:viewBox="0 0 1500 8000" draw:points="0,8000 1500,8000 1500,0 0,0">
          <text:p/>
        </draw:polyline>
        <draw:polyline draw:style-name="gr5" draw:text-style-name="P5" draw:layer="layout" svg:width="1.499cm" svg:height="4.199cm" draw:transform="rotate (-1.5707963267949) translate (20.4cm 10cm)" svg:viewBox="0 0 1500 4200" draw:points="0,4200 1500,4200 1500,0 0,0">
          <text:p/>
        </draw:polyline>
        <draw:polyline draw:style-name="gr5" draw:text-style-name="P5" draw:layer="layout" svg:width="1.399cm" svg:height="3.799cm" draw:transform="rotate (1.5707963267949) translate (16.4cm 10cm)" svg:viewBox="0 0 1400 3800" draw:points="0,3800 1400,3800 1400,0 0,0">
          <text:p/>
        </draw:polyline>
        <draw:custom-shape draw:style-name="gr1" draw:text-style-name="P1" draw:layer="layout" svg:width="3cm" svg:height="2cm" svg:x="9.045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2cm" svg:height="1.283cm" svg:x="9cm" svg:y="13.3cm">
          <draw:text-box>
            <text:p text:style-name="P3"><text:span text:style-name="T1">Picture Coding Extension</text:span></text:p>
          </draw:text-box>
        </draw:frame>
        <draw:custom-shape draw:style-name="gr1" draw:text-style-name="P1" draw:layer="layout" svg:width="3cm" svg:height="2cm" svg:x="13.045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cm" svg:height="1.283cm" svg:x="13.045cm" svg:y="13.4cm">
          <draw:text-box>
            <text:p text:style-name="P3"><text:span text:style-name="T1">Extension + User </text:span></text:p>
          </draw:text-box>
        </draw:frame>
        <draw:custom-shape draw:style-name="gr1" draw:text-style-name="P1" draw:layer="layout" svg:width="3cm" svg:height="2cm" svg:x="17.058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2cm" svg:height="1.283cm" svg:x="17.213cm" svg:y="13.6cm">
          <draw:text-box>
            <text:p><text:span text:style-name="T1">Picture Data</text:span></text:p>
          </draw:text-box>
        </draw:frame>
        <draw:custom-shape draw:style-name="gr6" draw:text-style-name="P6" draw:layer="layout" svg:width="3cm" svg:height="2cm" svg:x="21.045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2cm" svg:height="1.283cm" svg:x="21.5cm" svg:y="13.6cm">
          <draw:text-box>
            <text:p><text:span text:style-name="T1">Seq. End</text:span></text:p>
          </draw:text-box>
        </draw:frame>
        <draw:polyline draw:style-name="gr4" draw:text-style-name="P5" draw:layer="layout" svg:width="16.699cm" svg:height="3.999cm" svg:x="8cm" svg:y="10cm" svg:viewBox="0 0 16700 4000" draw:points="16000,0 16700,0 16700,2100 0,2100 0,4000 1000,4000">
          <text:p/>
        </draw:polyline>
        <draw:line draw:style-name="gr4" draw:text-style-name="P5" draw:layer="layout" svg:x1="12cm" svg:y1="14cm" svg:x2="13cm" svg:y2="14cm">
          <text:p/>
        </draw:line>
        <draw:line draw:style-name="gr4" draw:text-style-name="P5" draw:layer="layout" svg:x1="16cm" svg:y1="14cm" svg:x2="17.1cm" svg:y2="14cm">
          <text:p/>
        </draw:line>
        <draw:line draw:style-name="gr4" draw:text-style-name="P5" draw:layer="layout" svg:x1="20.1cm" svg:y1="14cm" svg:x2="21.1cm" svg:y2="14cm">
          <text:p/>
        </draw:line>
        <draw:polyline draw:style-name="gr5" draw:text-style-name="P5" draw:layer="layout" svg:width="1.499cm" svg:height="4.295cm" draw:transform="rotate (-1.5707963267949) translate (16.5cm 14cm)" svg:viewBox="0 0 1500 4296" draw:points="0,4296 1500,4296 1500,0 0,0">
          <text:p/>
        </draw:polyline>
        <draw:polyline draw:style-name="gr5" draw:text-style-name="P5" draw:layer="layout" svg:width="1.399cm" svg:height="3.799cm" draw:transform="rotate (1.5707963267949) translate (12.4cm 14cm)" svg:viewBox="0 0 1400 3800" draw:points="0,3800 1400,3800 1400,0 0,0">
          <text:p/>
        </draw:polyline>
        <draw:polyline draw:style-name="gr4" draw:text-style-name="P5" draw:layer="layout" svg:width="5.699cm" svg:height="17.699cm" draw:transform="rotate (-1.5707963267949) translate (20.2cm 11cm)" svg:viewBox="0 0 5700 17700" draw:points="3000,0 5700,0 5700,17700 0,17700">
          <text:p/>
        </draw:polyline>
        <draw:polyline draw:style-name="gr5" draw:text-style-name="P5" draw:layer="layout" svg:width="8.699cm" svg:height="13.299cm" draw:transform="rotate (-1.5707963267949) translate (25.6cm 7.99999999999998cm)" svg:viewBox="0 0 8700 13300" draw:points="6000,5400 8700,5400 8700,0 0,0 0,13300 2000,133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14:09:51.464000000</meta:creation-date>
    <dc:date>2016-10-01T14:44:04.142000000</dc:date>
    <meta:editing-duration>PT10M20S</meta:editing-duration>
    <meta:editing-cycles>2</meta:editing-cycles>
    <meta:generator>LibreOffice/5.2.1.2$Windows_x86 LibreOffice_project/31dd62db80d4e60af04904455ec9c9219178d620</meta:generator>
    <meta:document-statistic meta:object-count="38"/>
  </office:meta>
</office:document-meta>
</file>